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333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6666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35cm" svg:height="0.635cm" svg:x="1.032cm" svg:y="4.30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0.635cm" svg:height="0.635cm" svg:x="1.794cm" svg:y="4.302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0.635cm" svg:height="0.635cm" svg:x="2.641cm" svg:y="4.302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0.635cm" svg:height="0.635cm" svg:x="3.487cm" svg:y="4.302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635cm" svg:height="0.635cm" svg:x="4.334cm" svg:y="4.302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0.635cm" svg:height="0.635cm" svg:x="5.181cm" svg:y="4.302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0.635cm" svg:height="0.635cm" svg:x="6.027cm" svg:y="4.302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0.635cm" svg:height="0.635cm" svg:x="6.874cm" svg:y="4.302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0.635cm" svg:height="0.635cm" svg:x="7.721cm" svg:y="4.302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0.635cm" svg:height="0.635cm" svg:x="8.567cm" svg:y="4.30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9.414cm" svg:y="4.30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0.261cm" svg:y="4.302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1.107cm" svg:y="4.302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1.954cm" svg:y="4.302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2.801cm" svg:y="4.302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3.647cm" svg:y="4.302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4.494cm" svg:y="4.302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5.341cm" svg:y="4.302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6.187cm" svg:y="4.302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034cm" svg:y="4.302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881cm" svg:y="4.302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8.727cm" svg:y="4.302cm">
          <text:p text:style-name="P1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9.574cm" svg:y="4.302cm">
          <text:p text:style-name="P1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0.421cm" svg:y="4.302cm">
          <text:p text:style-name="P1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1.267cm" svg:y="4.302cm">
          <text:p text:style-name="P1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114cm" svg:y="4.302cm">
          <text:p text:style-name="P1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961cm" svg:y="4.302cm">
          <text:p text:style-name="P1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3.807cm" svg:y="4.302cm">
          <text:p text:style-name="P1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4.654cm" svg:y="4.302cm">
          <text:p text:style-name="P1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5.501cm" svg:y="4.302cm">
          <text:p text:style-name="P1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6.347cm" svg:y="4.302cm">
          <text:p text:style-name="P1"><text:span text:style-name="T1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194cm" svg:y="4.302cm">
          <text:p text:style-name="P1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956cm" svg:y="4.302cm">
          <text:p text:style-name="P1"><text:span text:style-name="T1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6" draw:id="id66" draw:layer="layout" svg:width="0.635cm" svg:height="0.635cm" svg:x="1cm" svg:y="13.85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7" draw:id="id67" draw:layer="layout" svg:width="0.635cm" svg:height="0.635cm" svg:x="1.847cm" svg:y="13.85cm">
          <text:p text:style-name="P1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2.694cm" svg:y="13.85cm">
          <text:p text:style-name="P1"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3.54cm" svg:y="13.85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4.387cm" svg:y="13.85cm">
          <text:p text:style-name="P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5.234cm" svg:y="13.85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6.08cm" svg:y="13.85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6.927cm" svg:y="13.85cm">
          <text:p text:style-name="P1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7.774cm" svg:y="13.85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8.62cm" svg:y="13.85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0.635cm" svg:height="0.635cm" svg:x="9.467cm" svg:y="13.85cm">
          <text:p text:style-name="P1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0.635cm" svg:height="0.635cm" svg:x="11.157cm" svg:y="13.85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6" draw:id="id26" draw:layer="layout" svg:width="0.635cm" svg:height="0.635cm" svg:x="12.003cm" svg:y="13.85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8" draw:id="id28" draw:layer="layout" svg:width="0.635cm" svg:height="0.635cm" svg:x="12.85cm" svg:y="13.85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0" draw:id="id30" draw:layer="layout" svg:width="0.635cm" svg:height="0.635cm" svg:x="13.697cm" svg:y="13.85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0.635cm" svg:height="0.635cm" svg:x="14.543cm" svg:y="13.85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4" draw:id="id34" draw:layer="layout" svg:width="0.635cm" svg:height="0.635cm" svg:x="15.39cm" svg:y="13.85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0.635cm" svg:height="0.635cm" svg:x="16.237cm" svg:y="13.85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8" draw:id="id38" draw:layer="layout" svg:width="0.635cm" svg:height="0.635cm" svg:x="17.083cm" svg:y="13.85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0" draw:id="id40" draw:layer="layout" svg:width="0.635cm" svg:height="0.635cm" svg:x="17.93cm" svg:y="13.85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2" draw:id="id42" draw:layer="layout" svg:width="0.635cm" svg:height="0.635cm" svg:x="18.777cm" svg:y="13.85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635cm" svg:height="0.635cm" svg:x="19.623cm" svg:y="13.85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635cm" svg:height="0.635cm" svg:x="20.47cm" svg:y="13.85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8" draw:id="id48" draw:layer="layout" svg:width="0.635cm" svg:height="0.635cm" svg:x="21.317cm" svg:y="13.85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0" draw:id="id50" draw:layer="layout" svg:width="0.635cm" svg:height="0.635cm" svg:x="22.163cm" svg:y="13.85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2" draw:id="id52" draw:layer="layout" svg:width="0.635cm" svg:height="0.635cm" svg:x="23.01cm" svg:y="13.85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4" draw:id="id54" draw:layer="layout" svg:width="0.635cm" svg:height="0.635cm" svg:x="23.857cm" svg:y="13.85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6" draw:id="id56" draw:layer="layout" svg:width="0.635cm" svg:height="0.635cm" svg:x="24.703cm" svg:y="13.85cm">
          <text:p text:style-name="P1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8" draw:id="id58" draw:layer="layout" svg:width="0.635cm" svg:height="0.635cm" svg:x="25.55cm" svg:y="13.85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0" draw:id="id60" draw:layer="layout" svg:width="0.635cm" svg:height="0.635cm" svg:x="26.397cm" svg:y="13.85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2" draw:id="id62" draw:layer="layout" svg:width="0.635cm" svg:height="0.635cm" svg:x="27.243cm" svg:y="13.85cm">
          <text:p text:style-name="P1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4" draw:id="id64" draw:layer="layout" svg:width="0.635cm" svg:height="0.635cm" svg:x="28.09cm" svg:y="13.85cm">
          <text:p text:style-name="P1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0.635cm" svg:height="0.635cm" svg:x="10.342cm" svg:y="13.85cm">
          <text:p text:style-name="P1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0.635cm" svg:height="0.635cm" svg:x="1.025cm" svg:y="9.15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635cm" svg:height="0.635cm" svg:x="1.872cm" svg:y="9.15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635cm" svg:height="0.635cm" svg:x="2.719cm" svg:y="9.15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0.635cm" svg:height="0.635cm" svg:x="3.565cm" svg:y="9.15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0.635cm" svg:height="0.635cm" svg:x="4.412cm" svg:y="9.151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0.635cm" svg:height="0.635cm" svg:x="5.259cm" svg:y="9.151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0.635cm" svg:height="0.635cm" svg:x="6.105cm" svg:y="9.151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0.635cm" svg:height="0.635cm" svg:x="6.952cm" svg:y="9.151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0.635cm" svg:height="0.635cm" svg:x="7.799cm" svg:y="9.151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0.635cm" svg:height="0.635cm" svg:x="8.645cm" svg:y="9.15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8" draw:id="id68" draw:layer="layout" svg:width="0.635cm" svg:height="0.635cm" svg:x="28.076cm" svg:y="9.151cm">
          <text:p text:style-name="P1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5" draw:id="id25" draw:layer="layout" svg:width="0.635cm" svg:height="0.635cm" svg:x="10.254cm" svg:y="9.151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7" draw:id="id27" draw:layer="layout" svg:width="0.635cm" svg:height="0.635cm" svg:x="11.1cm" svg:y="9.151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9" draw:id="id29" draw:layer="layout" svg:width="0.635cm" svg:height="0.635cm" svg:x="11.947cm" svg:y="9.151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1" draw:id="id31" draw:layer="layout" svg:width="0.635cm" svg:height="0.635cm" svg:x="12.794cm" svg:y="9.151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3" draw:id="id33" draw:layer="layout" svg:width="0.635cm" svg:height="0.635cm" svg:x="13.64cm" svg:y="9.151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0.635cm" svg:height="0.635cm" svg:x="14.487cm" svg:y="9.151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0.635cm" svg:height="0.635cm" svg:x="15.334cm" svg:y="9.151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9" draw:id="id39" draw:layer="layout" svg:width="0.635cm" svg:height="0.635cm" svg:x="16.18cm" svg:y="9.151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1" draw:id="id41" draw:layer="layout" svg:width="0.635cm" svg:height="0.635cm" svg:x="17.027cm" svg:y="9.151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0.635cm" svg:height="0.635cm" svg:x="17.874cm" svg:y="9.151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5" draw:id="id45" draw:layer="layout" svg:width="0.635cm" svg:height="0.635cm" svg:x="18.72cm" svg:y="9.151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7" draw:id="id47" draw:layer="layout" svg:width="0.635cm" svg:height="0.635cm" svg:x="19.567cm" svg:y="9.151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9" draw:id="id49" draw:layer="layout" svg:width="0.635cm" svg:height="0.635cm" svg:x="20.414cm" svg:y="9.151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1" draw:id="id51" draw:layer="layout" svg:width="0.635cm" svg:height="0.635cm" svg:x="21.26cm" svg:y="9.151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3" draw:id="id53" draw:layer="layout" svg:width="0.635cm" svg:height="0.635cm" svg:x="22.107cm" svg:y="9.151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5" draw:id="id55" draw:layer="layout" svg:width="0.635cm" svg:height="0.635cm" svg:x="22.954cm" svg:y="9.151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7" draw:id="id57" draw:layer="layout" svg:width="0.635cm" svg:height="0.635cm" svg:x="23.8cm" svg:y="9.151cm">
          <text:p text:style-name="P1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635cm" svg:height="0.635cm" svg:x="24.647cm" svg:y="9.151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1" draw:id="id61" draw:layer="layout" svg:width="0.635cm" svg:height="0.635cm" svg:x="25.494cm" svg:y="9.151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3" draw:id="id63" draw:layer="layout" svg:width="0.635cm" svg:height="0.635cm" svg:x="26.34cm" svg:y="9.151cm">
          <text:p text:style-name="P1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5" draw:id="id65" draw:layer="layout" svg:width="0.635cm" svg:height="0.635cm" svg:x="27.187cm" svg:y="9.151cm">
          <text:p text:style-name="P1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0.635cm" svg:height="0.635cm" svg:x="9.439cm" svg:y="9.151cm">
          <text:p text:style-name="P1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.349cm" svg:y1="4.937cm" svg:x2="1.342cm" svg:y2="9.151cm" draw:start-shape="id1" draw:start-glue-point="2" draw:end-shape="id2" draw:end-glue-point="0" svg:d="M1349 4937c0 3159-7 1052-7 4214" svg:viewBox="0 0 8 4215">
          <text:p/>
        </draw:connector>
        <draw:connector draw:style-name="gr3" draw:text-style-name="P1" draw:layer="layout" draw:type="curve" svg:x1="2.111cm" svg:y1="4.937cm" svg:x2="2.189cm" svg:y2="9.151cm" draw:start-shape="id3" draw:start-glue-point="2" draw:end-shape="id4" draw:end-glue-point="0" svg:d="M2111 4937c0 3159 78 1052 78 4214" svg:viewBox="0 0 79 4215">
          <text:p/>
        </draw:connector>
        <draw:connector draw:style-name="gr3" draw:text-style-name="P1" draw:layer="layout" draw:type="curve" svg:x1="2.958cm" svg:y1="4.937cm" svg:x2="3.036cm" svg:y2="9.151cm" draw:start-shape="id5" draw:start-glue-point="2" draw:end-shape="id6" draw:end-glue-point="0" svg:d="M2958 4937c0 3159 78 1052 78 4214" svg:viewBox="0 0 79 4215">
          <text:p/>
        </draw:connector>
        <draw:connector draw:style-name="gr3" draw:text-style-name="P1" draw:layer="layout" draw:type="curve" svg:x1="3.804cm" svg:y1="4.937cm" svg:x2="3.882cm" svg:y2="9.151cm" draw:start-shape="id7" draw:start-glue-point="2" draw:end-shape="id8" draw:end-glue-point="0" svg:d="M3804 4937c0 3159 78 1052 78 4214" svg:viewBox="0 0 79 4215">
          <text:p/>
        </draw:connector>
        <draw:connector draw:style-name="gr3" draw:text-style-name="P1" draw:layer="layout" draw:type="curve" svg:x1="4.651cm" svg:y1="4.937cm" svg:x2="4.729cm" svg:y2="9.151cm" draw:start-shape="id9" draw:start-glue-point="2" draw:end-shape="id10" draw:end-glue-point="0" svg:d="M4651 4937c0 3159 78 1052 78 4214" svg:viewBox="0 0 79 4215">
          <text:p/>
        </draw:connector>
        <draw:connector draw:style-name="gr3" draw:text-style-name="P1" draw:layer="layout" draw:type="curve" svg:x1="5.498cm" svg:y1="4.937cm" svg:x2="5.576cm" svg:y2="9.151cm" draw:start-shape="id11" draw:start-glue-point="2" draw:end-shape="id12" draw:end-glue-point="0" svg:d="M5498 4937c0 3159 78 1052 78 4214" svg:viewBox="0 0 79 4215">
          <text:p/>
        </draw:connector>
        <draw:connector draw:style-name="gr3" draw:text-style-name="P1" draw:layer="layout" draw:type="curve" svg:x1="6.344cm" svg:y1="4.937cm" svg:x2="6.422cm" svg:y2="9.151cm" draw:start-shape="id13" draw:start-glue-point="2" draw:end-shape="id14" draw:end-glue-point="0" svg:d="M6344 4937c0 3159 78 1052 78 4214" svg:viewBox="0 0 79 4215">
          <text:p/>
        </draw:connector>
        <draw:connector draw:style-name="gr3" draw:text-style-name="P1" draw:layer="layout" draw:type="curve" svg:x1="7.191cm" svg:y1="4.937cm" svg:x2="7.269cm" svg:y2="9.151cm" draw:start-shape="id15" draw:start-glue-point="2" draw:end-shape="id16" draw:end-glue-point="0" svg:d="M7191 4937c0 3159 78 1052 78 4214" svg:viewBox="0 0 79 4215">
          <text:p/>
        </draw:connector>
        <draw:connector draw:style-name="gr3" draw:text-style-name="P1" draw:layer="layout" draw:type="curve" svg:x1="8.038cm" svg:y1="4.937cm" svg:x2="8.116cm" svg:y2="9.151cm" draw:start-shape="id17" draw:start-glue-point="2" draw:end-shape="id18" draw:end-glue-point="0" svg:d="M8038 4937c0 3159 78 1052 78 4214" svg:viewBox="0 0 79 4215">
          <text:p/>
        </draw:connector>
        <draw:connector draw:style-name="gr3" draw:text-style-name="P1" draw:layer="layout" draw:type="curve" svg:x1="8.884cm" svg:y1="4.937cm" svg:x2="8.962cm" svg:y2="9.151cm" draw:start-shape="id19" draw:start-glue-point="2" draw:end-shape="id20" draw:end-glue-point="0" svg:d="M8884 4937c0 3159 78 1052 78 4214" svg:viewBox="0 0 79 4215">
          <text:p/>
        </draw:connector>
        <draw:connector draw:style-name="gr4" draw:text-style-name="P1" draw:layer="layout" draw:type="curve" svg:x1="9.784cm" svg:y1="13.85cm" svg:x2="8.962cm" svg:y2="9.786cm" draw:start-shape="id21" draw:start-glue-point="0" draw:end-shape="id20" draw:end-glue-point="2" svg:d="M9784 13850c0-3049-822-1018-822-4064" svg:viewBox="0 0 823 4065">
          <text:p/>
        </draw:connector>
        <draw:connector draw:style-name="gr3" draw:text-style-name="P1" draw:layer="layout" draw:type="curve" svg:x1="10.659cm" svg:y1="13.85cm" svg:x2="9.756cm" svg:y2="9.786cm" draw:start-shape="id22" draw:start-glue-point="0" draw:end-shape="id23" draw:end-glue-point="2" svg:d="M10659 13850c0-3049-903-1018-903-4064" svg:viewBox="0 0 904 4065">
          <text:p/>
        </draw:connector>
        <draw:connector draw:style-name="gr3" draw:text-style-name="P1" draw:layer="layout" draw:type="curve" svg:x1="11.474cm" svg:y1="13.85cm" svg:x2="10.571cm" svg:y2="9.786cm" draw:start-shape="id24" draw:start-glue-point="0" draw:end-shape="id25" draw:end-glue-point="2" svg:d="M11474 13850c0-3049-903-1018-903-4064" svg:viewBox="0 0 904 4065">
          <text:p/>
        </draw:connector>
        <draw:connector draw:style-name="gr3" draw:text-style-name="P1" draw:layer="layout" draw:type="curve" svg:x1="12.32cm" svg:y1="13.85cm" svg:x2="11.417cm" svg:y2="9.786cm" draw:start-shape="id26" draw:start-glue-point="0" draw:end-shape="id27" draw:end-glue-point="2" svg:d="M12320 13850c0-3049-903-1018-903-4064" svg:viewBox="0 0 904 4065">
          <text:p/>
        </draw:connector>
        <draw:connector draw:style-name="gr3" draw:text-style-name="P1" draw:layer="layout" draw:type="curve" svg:x1="13.167cm" svg:y1="13.85cm" svg:x2="12.264cm" svg:y2="9.786cm" draw:start-shape="id28" draw:start-glue-point="0" draw:end-shape="id29" draw:end-glue-point="2" svg:d="M13167 13850c0-3049-903-1018-903-4064" svg:viewBox="0 0 904 4065">
          <text:p/>
        </draw:connector>
        <draw:connector draw:style-name="gr3" draw:text-style-name="P1" draw:layer="layout" draw:type="curve" svg:x1="14.014cm" svg:y1="13.85cm" svg:x2="13.111cm" svg:y2="9.786cm" draw:start-shape="id30" draw:start-glue-point="0" draw:end-shape="id31" draw:end-glue-point="2" svg:d="M14014 13850c0-3049-903-1018-903-4064" svg:viewBox="0 0 904 4065">
          <text:p/>
        </draw:connector>
        <draw:connector draw:style-name="gr3" draw:text-style-name="P1" draw:layer="layout" draw:type="curve" svg:x1="14.86cm" svg:y1="13.85cm" svg:x2="13.957cm" svg:y2="9.786cm" draw:start-shape="id32" draw:start-glue-point="0" draw:end-shape="id33" draw:end-glue-point="2" svg:d="M14860 13850c0-3049-903-1018-903-4064" svg:viewBox="0 0 904 4065">
          <text:p/>
        </draw:connector>
        <draw:connector draw:style-name="gr3" draw:text-style-name="P1" draw:layer="layout" draw:type="curve" svg:x1="15.707cm" svg:y1="13.85cm" svg:x2="14.804cm" svg:y2="9.786cm" draw:start-shape="id34" draw:start-glue-point="0" draw:end-shape="id35" draw:end-glue-point="2" svg:d="M15707 13850c0-3049-903-1018-903-4064" svg:viewBox="0 0 904 4065">
          <text:p/>
        </draw:connector>
        <draw:connector draw:style-name="gr3" draw:text-style-name="P1" draw:layer="layout" draw:type="curve" svg:x1="16.554cm" svg:y1="13.85cm" svg:x2="15.651cm" svg:y2="9.786cm" draw:start-shape="id36" draw:start-glue-point="0" draw:end-shape="id37" draw:end-glue-point="2" svg:d="M16554 13850c0-3049-903-1018-903-4064" svg:viewBox="0 0 904 4065">
          <text:p/>
        </draw:connector>
        <draw:connector draw:style-name="gr3" draw:text-style-name="P1" draw:layer="layout" draw:type="curve" svg:x1="17.4cm" svg:y1="13.85cm" svg:x2="16.497cm" svg:y2="9.786cm" draw:start-shape="id38" draw:start-glue-point="0" draw:end-shape="id39" draw:end-glue-point="2" svg:d="M17400 13850c0-3049-903-1018-903-4064" svg:viewBox="0 0 904 4065">
          <text:p/>
        </draw:connector>
        <draw:connector draw:style-name="gr3" draw:text-style-name="P1" draw:layer="layout" draw:type="curve" svg:x1="18.247cm" svg:y1="13.85cm" svg:x2="17.344cm" svg:y2="9.786cm" draw:start-shape="id40" draw:start-glue-point="0" draw:end-shape="id41" draw:end-glue-point="2" svg:d="M18247 13850c0-3049-903-1018-903-4064" svg:viewBox="0 0 904 4065">
          <text:p/>
        </draw:connector>
        <draw:connector draw:style-name="gr3" draw:text-style-name="P1" draw:layer="layout" draw:type="curve" svg:x1="19.094cm" svg:y1="13.85cm" svg:x2="18.191cm" svg:y2="9.786cm" draw:start-shape="id42" draw:start-glue-point="0" draw:end-shape="id43" draw:end-glue-point="2" svg:d="M19094 13850c0-3049-903-1018-903-4064" svg:viewBox="0 0 904 4065">
          <text:p/>
        </draw:connector>
        <draw:connector draw:style-name="gr3" draw:text-style-name="P1" draw:layer="layout" draw:type="curve" svg:x1="19.94cm" svg:y1="13.85cm" svg:x2="19.037cm" svg:y2="9.786cm" draw:start-shape="id44" draw:start-glue-point="0" draw:end-shape="id45" draw:end-glue-point="2" svg:d="M19940 13850c0-3049-903-1018-903-4064" svg:viewBox="0 0 904 4065">
          <text:p/>
        </draw:connector>
        <draw:connector draw:style-name="gr3" draw:text-style-name="P1" draw:layer="layout" draw:type="curve" svg:x1="20.787cm" svg:y1="13.85cm" svg:x2="19.884cm" svg:y2="9.786cm" draw:start-shape="id46" draw:start-glue-point="0" draw:end-shape="id47" draw:end-glue-point="2" svg:d="M20787 13850c0-3049-903-1018-903-4064" svg:viewBox="0 0 904 4065">
          <text:p/>
        </draw:connector>
        <draw:connector draw:style-name="gr3" draw:text-style-name="P1" draw:layer="layout" draw:type="curve" svg:x1="21.634cm" svg:y1="13.85cm" svg:x2="20.731cm" svg:y2="9.786cm" draw:start-shape="id48" draw:start-glue-point="0" draw:end-shape="id49" draw:end-glue-point="2" svg:d="M21634 13850c0-3049-903-1018-903-4064" svg:viewBox="0 0 904 4065">
          <text:p/>
        </draw:connector>
        <draw:connector draw:style-name="gr3" draw:text-style-name="P1" draw:layer="layout" draw:type="curve" svg:x1="22.48cm" svg:y1="13.85cm" svg:x2="21.577cm" svg:y2="9.786cm" draw:start-shape="id50" draw:start-glue-point="0" draw:end-shape="id51" draw:end-glue-point="2" svg:d="M22480 13850c0-3049-903-1018-903-4064" svg:viewBox="0 0 904 4065">
          <text:p/>
        </draw:connector>
        <draw:connector draw:style-name="gr3" draw:text-style-name="P1" draw:layer="layout" draw:type="curve" svg:x1="23.327cm" svg:y1="13.85cm" svg:x2="22.424cm" svg:y2="9.786cm" draw:start-shape="id52" draw:start-glue-point="0" draw:end-shape="id53" draw:end-glue-point="2" svg:d="M23327 13850c0-3049-903-1018-903-4064" svg:viewBox="0 0 904 4065">
          <text:p/>
        </draw:connector>
        <draw:connector draw:style-name="gr3" draw:text-style-name="P1" draw:layer="layout" draw:type="curve" svg:x1="24.174cm" svg:y1="13.85cm" svg:x2="23.271cm" svg:y2="9.786cm" draw:start-shape="id54" draw:start-glue-point="0" draw:end-shape="id55" draw:end-glue-point="2" svg:d="M24174 13850c0-3049-903-1018-903-4064" svg:viewBox="0 0 904 4065">
          <text:p/>
        </draw:connector>
        <draw:connector draw:style-name="gr3" draw:text-style-name="P1" draw:layer="layout" draw:type="curve" svg:x1="25.02cm" svg:y1="13.85cm" svg:x2="24.117cm" svg:y2="9.786cm" draw:start-shape="id56" draw:start-glue-point="0" draw:end-shape="id57" draw:end-glue-point="2" svg:d="M25020 13850c0-3049-903-1018-903-4064" svg:viewBox="0 0 904 4065">
          <text:p/>
        </draw:connector>
        <draw:connector draw:style-name="gr3" draw:text-style-name="P1" draw:layer="layout" draw:type="curve" svg:x1="25.867cm" svg:y1="13.85cm" svg:x2="24.964cm" svg:y2="9.786cm" draw:start-shape="id58" draw:start-glue-point="0" draw:end-shape="id59" draw:end-glue-point="2" svg:d="M25867 13850c0-3049-903-1018-903-4064" svg:viewBox="0 0 904 4065">
          <text:p/>
        </draw:connector>
        <draw:connector draw:style-name="gr3" draw:text-style-name="P1" draw:layer="layout" draw:type="curve" svg:x1="26.714cm" svg:y1="13.85cm" svg:x2="25.811cm" svg:y2="9.786cm" draw:start-shape="id60" draw:start-glue-point="0" draw:end-shape="id61" draw:end-glue-point="2" svg:d="M26714 13850c0-3049-903-1018-903-4064" svg:viewBox="0 0 904 4065">
          <text:p/>
        </draw:connector>
        <draw:connector draw:style-name="gr3" draw:text-style-name="P1" draw:layer="layout" draw:type="curve" svg:x1="27.56cm" svg:y1="13.85cm" svg:x2="26.657cm" svg:y2="9.786cm" draw:start-shape="id62" draw:start-glue-point="0" draw:end-shape="id63" draw:end-glue-point="2" svg:d="M27560 13850c0-3049-903-1018-903-4064" svg:viewBox="0 0 904 4065">
          <text:p/>
        </draw:connector>
        <draw:connector draw:style-name="gr3" draw:text-style-name="P1" draw:layer="layout" draw:type="curve" svg:x1="28.407cm" svg:y1="13.85cm" svg:x2="27.504cm" svg:y2="9.786cm" draw:start-shape="id64" draw:start-glue-point="0" draw:end-shape="id65" draw:end-glue-point="2" svg:d="M28407 13850c0-3049-903-1018-903-4064" svg:viewBox="0 0 904 4065">
          <text:p/>
        </draw:connector>
        <draw:connector draw:style-name="gr4" draw:text-style-name="P1" draw:layer="layout" draw:type="curve" svg:x1="1.317cm" svg:y1="13.85cm" svg:x2="1.342cm" svg:y2="9.786cm" draw:start-shape="id66" draw:start-glue-point="0" draw:end-shape="id2" draw:end-glue-point="2" svg:d="M1317 13850c0-3049 25-1018 25-4064" svg:viewBox="0 0 26 4065">
          <text:p/>
        </draw:connector>
        <draw:connector draw:style-name="gr3" draw:text-style-name="P1" draw:layer="layout" draw:type="curve" svg:x1="2.164cm" svg:y1="13.85cm" svg:x2="28.393cm" svg:y2="9.786cm" draw:start-shape="id67" draw:start-glue-point="0" draw:end-shape="id68" draw:end-glue-point="2" svg:d="M2164 13850c0-3049 26229-1018 26229-4064" svg:viewBox="0 0 26230 4065">
          <text:p/>
        </draw:connector>
        <draw:custom-shape draw:style-name="gr5" draw:text-style-name="P1" draw:layer="layout" svg:width="10.287cm" svg:height="1.651cm" svg:x="1cm" svg:y="5.976cm">
          <text:p text:style-name="P1">Inheritance from the red geno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224cm" svg:height="2.286cm" svg:x="13.827cm" svg:y="15.12cm">
          <text:p text:style-name="P1">Inheritance from the blue geno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0:06:48.549743867</meta:creation-date>
    <dc:date>2015-03-24T02:44:51.124686164</dc:date>
    <meta:editing-duration>PT1H50M35S</meta:editing-duration>
    <meta:editing-cycles>5</meta:editing-cycles>
    <meta:generator>LibreOffice/4.2.7.2$Linux_X86_64 LibreOffice_project/420m0$Build-2</meta:generator>
    <meta:document-statistic meta:object-count="136"/>
  </office:meta>
</office:document-meta>
</file>